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266cm" style:rel-column-width="31863*"/>
    </style:style>
    <style:style style:name="Tabella5.B" style:family="table-column">
      <style:table-column-properties style:column-width="8.735cm" style:rel-column-width="33672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00fff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text-properties style:font-name="Times New Roman" fo:font-size="10.5pt" style:font-size-asian="10.5pt" style:font-size-complex="10.5pt"/>
    </style:style>
    <style:style style:name="P31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5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6" style:family="paragraph" style:parent-style-name="Standard">
      <style:paragraph-properties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1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5" style:family="paragraph" style:parent-style-name="Text_20_body">
      <style:text-properties style:font-name="Times New Roman" fo:font-size="10.5pt" style:font-size-asian="10.5pt" style:font-size-complex="10.5pt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8" style:family="paragraph" style:parent-style-name="Normale">
      <style:text-properties style:font-name="Arial" fo:font-size="9pt" style:font-size-asian="9pt" style:font-size-complex="9pt"/>
    </style:style>
    <style:style style:name="P49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</style:style>
    <style:style style:name="P5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style:text-underline-style="none" style:font-size-asian="11pt" style:font-size-complex="11pt"/>
    </style:style>
    <style:style style:name="T7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0" style:family="text">
      <style:text-properties style:font-name="Arial" fo:background-color="transparent"/>
    </style:style>
    <style:style style:name="T11" style:family="text">
      <style:text-properties fo:font-size="9pt" style:text-underline-style="none" fo:background-color="#ffff00" style:font-size-asian="9pt" style:font-size-complex="9pt"/>
    </style:style>
    <style:style style:name="T12" style:family="text">
      <style:text-properties style:use-window-font-color="true"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style:use-window-font-color="true"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T15" style:family="text">
      <style:text-properties style:use-window-font-color="true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Times New Roman" fo:font-size="11pt" style:font-size-asian="11pt" style:font-size-complex="11pt"/>
    </style:style>
    <style:style style:name="T17" style:family="text"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size="11pt" style:font-size-asian="11pt" style:font-size-complex="11pt"/>
    </style:style>
    <style:style style:name="T2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23" style:family="text">
      <style:text-properties style:font-name="Arial" fo:font-weight="normal" fo:background-color="transparent" style:font-weight-asian="normal" style:font-weight-complex="normal"/>
    </style:style>
    <style:style style:name="T24" style:family="text">
      <style:text-properties style:font-name="Arial" fo:font-size="9pt" style:font-size-asian="9pt" style:font-size-complex="9pt"/>
    </style:style>
    <style:style style:name="T25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16"><text:span text:style-name="Car._20_predefinito_20_paragrafo"><text:span text:style-name="T11">inviata a mezzo pec </text:span></text:span></text:p>
          </table:table-cell>
        </table:table-row>
      </table:table>
      <text:p text:style-name="Text_20_body"><text:span text:style-name="Car._20_predefinito_20_paragrafo"><text:span text:style-name="T6"/></text:span></text:p>
      <text:p text:style-name="Text_20_body"><text:span text:style-name="Car._20_predefinito_20_paragrafo"><text:span text:style-name="T6">CLASSIFICAZIONE ${documentRoot.protocollo.CLASS_COD_DEFINITIVO} - ${documentRoot.protocollo.FASCICOLO_ANNO_DEFINITIVO}/${documentRoot.protocollo.FASCICOLO_NUMERO_DEFINITIVO} </text:span></text:span></text:p>
      <text:p text:style-name="P45"><text:span text:style-name="Car._20_predefinito_20_paragrafo"><text:span text:style-name="T5">Prot. Numero: </text:span></text:span><text:bookmark text:name="i0RCdc"/><text:span text:style-name="Car._20_predefinito_20_paragrafo"><text:span text:style-name="T5">${documentRoot.protocollo.NUMERO_PROTOCOLLO}</text:span></text:span><text:span text:style-name="Car._20_predefinito_20_paragrafo"><text:span text:style-name="T6"> <text:s text:c="2"/>del ${documentRoot.protocollo.DATA_PROTOCOLLO} <text:s/></text:span></text:span></text:p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4">Rifer. a nota n. ….. del …..</text:span></text:span></text:p>
            <text:p text:style-name="Normale"><text:span text:style-name="Car._20_predefinito_20_paragrafo"><text:span text:style-name="T24">acquisita agli atti comunali il [data_protocollo] al n. [numero]</text:span></text:span></text:p>
            <text:p text:style-name="Normale"><text:span text:style-name="Car._20_predefinito_20_paragrafo"><text:span text:style-name="T24"><text:s/></text:span></text:span></text:p>
            <text:p text:style-name="Normale"><text:span text:style-name="Car._20_predefinito_20_paragrafo"><text:span text:style-name="T25"/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28">All'Autorità di Sistema Portuale del Mar Ligure Occidentale</text:p>
            <text:p text:style-name="P28">Ufficio Territoriale di Savona</text:p>
            <text:p text:style-name="P28">ufficioterritoriale.sv@pec.porto.genova.it</text:p>
          </table:table-cell>
        </table:table-row>
        <table:table-row>
          <table:table-cell table:style-name="Tabella6.A1" office:value-type="string">
            <text:p text:style-name="P48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9"><text:span text:style-name="Car._20_predefinito_20_paragrafo"><text:span text:style-name="T8"/></text:span></text:p>
          </table:table-cell>
        </table:table-row>
      </table:table>
      <text:p text:style-name="P30"/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9">Oggetto:</text:p>
          </table:table-cell>
          <table:table-cell table:style-name="Tabella2.A1" office:value-type="string">
            <text:p text:style-name="P49"><text:span text:style-name="Car._20_predefinito_20_paragrafo"><text:span text:style-name="T9">${documentRoot.protocollo.OGGETTO_PROTOCOLLO_DEFINITIVO} </text:span></text:span></text:p>
          </table:table-cell>
        </table:table-row>
      </table:table>
      <text:p text:style-name="P34"/>
      <text:p text:style-name="P50"><text:span text:style-name="Car._20_predefinito_20_paragrafo"><text:span text:style-name="T10">Convocazione di Conferenza di Servizi ai sensi dell'art.5, comma 2 della L.R. 9/2003 e dell'art. 14-bis della legge 241/1990 s.m.i. per l'esame del progetto relativo a [oggetto] presso [ubicazione] su istanza presentata da [richiedenti.ragsoc]</text:span></text:span></text:p>
      <text:p text:style-name="P50"><text:span text:style-name="Car._20_predefinito_20_paragrafo"><text:span text:style-name="T10"/></text:span></text:p>
      <text:p text:style-name="P37">Con riferimento alla Vs nota …... del ….... si richiede ai sensi dell'art. 2, comma 7 della L. 241/1990 s.m.i. di trasmettere la seguente documentazione:</text:p>
      <text:p text:style-name="P24"><text:tab/></text:p>
      <text:list xml:id="list6836858276489299472" text:style-name="L1">
        <text:list-item>
          <text:p text:style-name="P51"><text:span text:style-name="T13">copia della ricevuta di versamento </text:span><text:span text:style-name="T7">dei diritti di segreteria nella </text:span><text:span text:style-name="T13">misura di <text:s/></text:span><text:span text:style-name="T14">€ 516,00,</text:span><text:span text:style-name="T13"> somma da versarsi sul conto corrente bancario del Comune di Savona <text:s/>n° </text:span><text:span text:style-name="T12">2597290 </text:span><text:span text:style-name="T13"><text:s/>intestato a Tesoreria Comunale (codice </text:span><text:span text:style-name="T12">IBAN IT91 Y061 7510 6100 0000 2597290</text:span><text:span text:style-name="T13">) acceso presso la Banca Carige Spa oppure su c/c postale n. 13298179 intestato a Comune di Savona Servizio di Tesoreria indicando come causale: </text:span><text:span text:style-name="T15">“Settore 4 DIRITTI DI SEGRETERIA PER ATTO D'ASSENSO”</text:span><text:span text:style-name="T13">; </text:span></text:p>
        </text:list-item>
        <text:list-item>
          <text:p text:style-name="P52">….....</text:p>
        </text:list-item>
      </text:list>
      <text:list xml:id="list3205086604187481136" text:style-name="L2">
        <text:list-header>
          <text:p text:style-name="P53"/>
        </text:list-header>
      </text:list>
      <text:p text:style-name="P38">Si resta in attesa di quanto richiesto </text:p>
      <text:p text:style-name="P38"/>
      <text:p text:style-name="P39">Distinti saluti.</text:p>
      <text:p text:style-name="P21"><text:tab/></text:p>
      <text:p text:style-name="P4"><text:tab/></text:p>
      <text:p text:style-name="P4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2">Il responsabile del Servizio Edilizia Privata</text:p>
            <text:p text:style-name="P23">Il Dirigente</text:p>
          </table:table-cell>
        </table:table-row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25">${documentRoot.protocollo.DIRIGENTE_DEFINITIVO} </text:p>
            <text:p text:style-name="P6">(Sottoscritto digitalmente ai sensi</text:p>
            <text:p text:style-name="P6"><text:soft-page-break/>dell'art. 21 D.Lgs n. 82/2005 e s.m.i.)</text:p>
            <text:p text:style-name="P14"/>
          </table:table-cell>
        </table:table-row>
      </table:table>
      <text:p text:style-name="P17">REFERENTI PER LA PRATICA:</text:p>
      <text:p text:style-name="P18">Istruttore della pratica: <text:span text:style-name="T4"><text:s/>[istruttore_tecnico]</text:span> (0198310 <text:s text:c="8"/>)</text:p>
      <text:p text:style-name="P18">Responsabile del Servizio Edilizia Privata Arch. Luca Spada </text:p>
      <text:p text:style-name="P3"><text:span text:style-name="Car._20_predefinito_20_paragrafo"><text:span text:style-name="T3"/></text:span></text:p>
      <text:p text:style-name="P42"/>
      <text:p text:style-name="P42"/>
      <text:p text:style-name="P42">INFORMATIVA SULLA PRIVACY AI SENSI DEL REGOLAMENTO EUROPEO PER LA PROTEZIONE DEI DATI 2016/679</text:p>
      <text:p text:style-name="P44">La informiamo che i dati personali e sensibili da lei forniti e quelli che eventualmente fornirà anche successivamente formeranno oggetto di trattamento nel rispetto della normativa sopra richiamata.</text:p>
      <text:p text:style-name="P44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3">Titolare del trattamento e RPD</text:p>
      <text:p text:style-name="P44">Ai sensi dell’art. 13 del GDPR è possibile rivolgersi al RPD nominato dal Comune per eventuali chiarimenti in materia di tutela dati personali.</text:p>
      <text:p text:style-name="P43">Finalità e modalità del trattamento</text:p>
      <text:p text:style-name="P44">Il Comune di Savona, titolare del trattamento, tratta i dati personali liberamente conferiti, esclusivamente per finalità istituzionali.</text:p>
      <text:p text:style-name="P43">Consenso</text:p>
      <text:p text:style-name="P44">Il consenso del trattamento ai fini istituzionali è necessario ed obbligatorio per le finalità stesse.</text:p>
      <text:p text:style-name="P43">Periodo di conservazione</text:p>
      <text:p text:style-name="P44">I dati personali verranno conservati per un arco di tempo non superiore al conseguimento delle finalità per le quali i dati personali sono trattati (finalità istituzionali e non commerciali).</text:p>
      <text:p text:style-name="P43">Diritti del cittadino/interessato</text:p>
      <text:p text:style-name="P44">Il cittadino/L’interessato avrà in qualsiasi momento piena facoltà di esercitare i diritti previsti dalla normativa vigente; potrà far valere i propri diritti rivolgendosi al Comune di Savona</text:p>
      <text:p text:style-name="P44">I diritti del cittadino/dell’interessato sono quelli previsti dal Regolamento UE 2016/679 (GDPR). </text:p>
      <text:p text:style-name="P44">Il cittadino/L’interessato può:</text:p>
      <text:p text:style-name="P46">- ricevere conferma dell’esistenza dei dati suoi personali e richiedere l’accesso al loro contenuto</text:p>
      <text:p text:style-name="P46">- aggiornare, modificare e/o correggere i suoi dati personali</text:p>
      <text:p text:style-name="P46">- chiedere la cancellazione, la trasformazione in forma anonima, il blocco dei suoi dati trattati in violazione di <text:s text:c="2"/></text:p>
      <text:p text:style-name="P46"><text:s text:c="3"/>legge</text:p>
      <text:p text:style-name="P46">- chiedere la limitazione del trattamento</text:p>
      <text:p text:style-name="P5">- opporsi per motivi legittimi al trattamento</text:p>
      <text:p text:style-name="P41"/>
      <text:p text:style-name="P47"/>
      <text:p text:style-name="P47"/>
      <text:p text:style-name="P47"/>
      <text:p text:style-name="P47"/>
      <text:p text:style-name="P4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53:32.33</dc:date>
    <meta:print-date>2013-02-20T09:35:00</meta:print-date>
    <meta:editing-cycles>47</meta:editing-cycles>
    <meta:editing-duration>PT3H57M54S</meta:editing-duration>
    <meta:generator>OpenOffice/4.0.0$Win32 OpenOffice.org_project/400m3$Build-9702</meta:generator>
    <meta:document-statistic meta:table-count="5" meta:image-count="1" meta:object-count="0" meta:page-count="2" meta:paragraph-count="63" meta:word-count="552" meta:character-count="4231"/>
  </office:meta>
</office:document-meta>
</file>